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c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<text:span text:style-name="T1">Find duplicates in a string---------</text:span></text:p>
      <text:p text:style-name="Standard">#include &lt;iostream&gt;</text:p>
      <text:p text:style-name="Standard">#include &lt;string&gt;</text:p>
      <text:p text:style-name="Standard">using namespace std;</text:p>
      <text:p text:style-name="Standard"/>
      <text:p text:style-name="Standard">void printDuplicates(const string&amp; str) {</text:p>
      <text:p text:style-name="Standard"><text:s text:c="4"/>bool foundDuplicate = false;</text:p>
      <text:p text:style-name="Standard"><text:s text:c="4"/>for (int i = 0; i &lt; str.length(); ++i) {</text:p>
      <text:p text:style-name="Standard"><text:s text:c="8"/>for (int j = i + 1; j &lt; str.length(); ++j) {</text:p>
      <text:p text:style-name="Standard"><text:s text:c="12"/>if (str[i] == str[j]) {</text:p>
      <text:p text:style-name="Standard"><text:s text:c="16"/>// If a duplicate is found, print it</text:p>
      <text:p text:style-name="Standard"><text:s text:c="16"/>cout &lt;&lt; str[i] &lt;&lt; " ";</text:p>
      <text:p text:style-name="Standard"><text:s text:c="16"/>foundDuplicate = true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if (!foundDuplicate) {</text:p>
      <text:p text:style-name="Standard"><text:s text:c="8"/>cout &lt;&lt; "No duplicates found in the string.";</text:p>
      <text:p text:style-name="Standard"><text:s text:c="4"/>}</text:p>
      <text:p text:style-name="Standard"><text:s text:c="4"/>cout &lt;&lt; endl;</text:p>
      <text:p text:style-name="Standard">}</text:p>
      <text:p text:style-name="Standard">int main() {</text:p>
      <text:p text:style-name="Standard"><text:s text:c="4"/>string input;</text:p>
      <text:p text:style-name="Standard"><text:s text:c="4"/>cout &lt;&lt; "Enter a string: ";</text:p>
      <text:p text:style-name="Standard"><text:s text:c="4"/>getline(cin, input);</text:p>
      <text:p text:style-name="Standard"><text:s text:c="4"/>cout &lt;&lt; "Duplicates in the string: ";</text:p>
      <text:p text:style-name="Standard"><text:s text:c="4"/>printDuplicates(input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3:55:08.482983252</meta:creation-date>
    <dc:date>2024-05-05T23:56:06.390819810</dc:date>
    <meta:editing-duration>PT59S</meta:editing-duration>
    <meta:editing-cycles>1</meta:editing-cycles>
    <meta:document-statistic meta:table-count="0" meta:image-count="0" meta:object-count="0" meta:page-count="1" meta:paragraph-count="29" meta:word-count="110" meta:character-count="747" meta:non-whitespace-character-count="507"/>
    <meta:generator>LibreOffice/7.3.7.2$Linux_X86_64 LibreOffice_project/30$Build-2</meta:generator>
  </office:meta>
</office:document-meta>
</file>